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-color="#ffff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cm" svg:height="2cm" svg:x="2.5cm" svg:y="1cm">
          <text:p text:style-name="P1">Submit r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cm" svg:height="2cm" svg:x="7.5cm" svg:y="26.5cm">
          <text:p text:style-name="P1">Notify<text:line-break/>rule submitt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5cm" svg:height="2cm" svg:x="13.5cm" svg:y="23.5cm">
          <text:p text:style-name="P1">Increment <text:line-break/>rulebase<text:line-break/>version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5cm" svg:height="2cm" svg:x="2.5cm" svg:y="23.5cm">
          <text:p text:style-name="P1">Integrate rule in<text:line-break/>TIMEN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5cm" svg:height="3.5cm" svg:x="2.5cm" svg:y="8.25cm">
          <text:p text:style-name="P1"><text:span text:style-name="T1">Does it work with </text:span><text:span text:style-name="T1"><text:line-break/></text:span><text:span text:style-name="T1">provided examp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2" draw:layer="layout" svg:width="5cm" svg:height="3.5cm" svg:x="2.5cm" svg:y="3.5cm">
          <text:p text:style-name="P1"><text:span text:style-name="T1">Do the </text:span><text:span text:style-name="T1"><text:line-break/></text:span><text:span text:style-name="T1">current rules fail to </text:span><text:span text:style-name="T1"><text:line-break/></text:span><text:span text:style-name="T1">normalise </text:span><text:span text:style-name="T1"><text:line-break/></text:span><text:span text:style-name="T1">this tex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4" draw:layer="layout" svg:width="5cm" svg:height="3.5cm" svg:x="2.5cm" svg:y="13.5cm">
          <text:p text:style-name="P1"><text:span text:style-name="T1">Does the rule </text:span><text:span text:style-name="T1"><text:line-break/></text:span><text:span text:style-name="T1">cause any existing ones </text:span><text:span text:style-name="T1"><text:line-break/></text:span><text:span text:style-name="T1">to fai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5" draw:layer="layout" svg:width="5cm" svg:height="3.5cm" svg:x="2.5cm" svg:y="18.5cm">
          <text:p text:style-name="P1"><text:span text:style-name="T1">Does the human</text:span><text:span text:style-name="T1"><text:line-break/></text:span><text:span text:style-name="T1">moderator 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9" draw:layer="layout" svg:width="5cm" svg:height="2cm" svg:x="13.5cm" svg:y="26.5cm">
          <text:p text:style-name="P1">SVN Commit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2.5cm" svg:height="3cm" svg:x="9.5cm" svg:y="23cm">
          <text:p text:style-name="P1">Update<text:line-break/>rule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5cm" svg:y1="3cm" svg:x2="5cm" svg:y2="3.5cm" draw:start-shape="id1" draw:start-glue-point="2" draw:end-shape="id2" draw:end-glue-point="4" svg:d="m5000 3000v500">
          <text:p/>
        </draw:connector>
        <draw:connector draw:style-name="gr6" draw:text-style-name="P1" draw:layer="layout" svg:x1="5cm" svg:y1="11.75cm" svg:x2="5cm" svg:y2="13.5cm" draw:start-shape="id3" draw:start-glue-point="6" draw:end-shape="id4" draw:end-glue-point="4" svg:d="m5000 11750v1750">
          <text:p text:style-name="P1">Yes</text:p>
        </draw:connector>
        <draw:connector draw:style-name="gr6" draw:text-style-name="P1" draw:layer="layout" svg:x1="5cm" svg:y1="7cm" svg:x2="5cm" svg:y2="8.25cm" draw:start-shape="id2" draw:start-glue-point="6" draw:end-shape="id3" draw:end-glue-point="4" svg:d="m5000 7000v1250">
          <text:p text:style-name="P1">Yes</text:p>
        </draw:connector>
        <draw:connector draw:style-name="gr6" draw:text-style-name="P1" draw:layer="layout" svg:x1="5cm" svg:y1="17cm" svg:x2="5cm" svg:y2="18.5cm" draw:start-shape="id4" draw:start-glue-point="6" draw:end-shape="id5" draw:end-glue-point="4" svg:d="m5000 17000v1500">
          <text:p text:style-name="P1">No</text:p>
        </draw:connector>
        <draw:connector draw:style-name="gr5" draw:text-style-name="P1" draw:layer="layout" svg:x1="5cm" svg:y1="22cm" svg:x2="5cm" svg:y2="23.5cm" draw:start-shape="id5" draw:start-glue-point="6" draw:end-shape="id6" draw:end-glue-point="0" svg:d="m5000 22000v1500">
          <text:p/>
        </draw:connector>
        <draw:connector draw:style-name="gr5" draw:text-style-name="P1" draw:layer="layout" svg:x1="7.5cm" svg:y1="24.5cm" svg:x2="9.5cm" svg:y2="24.5cm" draw:start-shape="id6" draw:start-glue-point="1" draw:end-shape="id7" draw:end-glue-point="6" svg:d="m7500 24500h2000">
          <text:p/>
        </draw:connector>
        <draw:connector draw:style-name="gr5" draw:text-style-name="P1" draw:layer="layout" svg:x1="12cm" svg:y1="24.5cm" svg:x2="13.5cm" svg:y2="24.5cm" draw:start-shape="id7" draw:start-glue-point="8" draw:end-shape="id8" draw:end-glue-point="3" svg:d="m12000 24500h1500">
          <text:p/>
        </draw:connector>
        <draw:connector draw:style-name="gr5" draw:text-style-name="P1" draw:layer="layout" svg:x1="16cm" svg:y1="25.5cm" svg:x2="16cm" svg:y2="26.5cm" draw:start-shape="id8" draw:start-glue-point="2" draw:end-shape="id9" draw:end-glue-point="0" svg:d="m16000 25500v1000">
          <text:p/>
        </draw:connector>
        <draw:connector draw:style-name="gr5" draw:text-style-name="P1" draw:layer="layout" svg:x1="5cm" svg:y1="25.5cm" svg:x2="7.5cm" svg:y2="27.5cm" draw:start-shape="id6" draw:start-glue-point="2" draw:end-shape="id10" draw:end-glue-point="3" svg:d="m5000 25500v2000h2500">
          <text:p/>
        </draw:connector>
        <draw:frame draw:style-name="gr7" draw:text-style-name="P3" draw:layer="layout" svg:width="9.5cm" svg:height="1.916cm" svg:x="8cm" svg:y="1cm">
          <draw:text-box>
            <text:p text:style-name="P3"><text:span text:style-name="T2">Include code/syntax, example text, example TIMEX3 annotation, and description</text:span></text:p>
          </draw:text-box>
        </draw:frame>
        <draw:custom-shape draw:style-name="gr8" draw:text-style-name="P1" draw:id="id11" draw:layer="layout" svg:width="5cm" svg:height="2cm" svg:x="9cm" svg:y="9cm">
          <text:p text:style-name="P1">Reject: <text:line-break/>poor syntax</text:p>
          <draw:enhanced-geometry svg:viewBox="0 0 21600 21600" draw:type="rectangle" draw:enhanced-path="M 0 0 L 21600 0 21600 21600 0 21600 0 0 Z N"/>
        </draw:custom-shape>
        <draw:custom-shape draw:style-name="gr8" draw:text-style-name="P1" draw:id="id13" draw:layer="layout" svg:width="5cm" svg:height="2cm" svg:x="9cm" svg:y="14.25cm">
          <text:p text:style-name="P1">Reject: <text:line-break/>poor syntax</text:p>
          <draw:enhanced-geometry svg:viewBox="0 0 21600 21600" draw:type="rectangle" draw:enhanced-path="M 0 0 L 21600 0 21600 21600 0 21600 0 0 Z N"/>
        </draw:custom-shape>
        <draw:custom-shape draw:style-name="gr8" draw:text-style-name="P4" draw:id="id12" draw:layer="layout" svg:width="5cm" svg:height="2cm" svg:x="9cm" svg:y="4.25cm">
          <text:p text:style-name="P4"><text:span text:style-name="T3">Reject: </text:span><text:span text:style-name="T3"><text:line-break/></text:span><text:span text:style-name="T3">doesn't contribu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5cm" svg:y1="10cm" svg:x2="9cm" svg:y2="10cm" draw:start-shape="id3" draw:start-glue-point="7" draw:end-shape="id11" draw:end-glue-point="3" svg:d="m7500 10000h1500">
          <text:p/>
        </draw:connector>
        <draw:connector draw:style-name="gr5" draw:text-style-name="P1" draw:layer="layout" svg:x1="7.5cm" svg:y1="5.25cm" svg:x2="9cm" svg:y2="5.25cm" draw:start-shape="id2" draw:start-glue-point="7" draw:end-shape="id12" svg:d="m7500 5250h1500">
          <text:p/>
        </draw:connector>
        <draw:connector draw:style-name="gr5" draw:text-style-name="P1" draw:layer="layout" svg:x1="7.5cm" svg:y1="15.25cm" svg:x2="9cm" svg:y2="15.25cm" draw:start-shape="id4" draw:start-glue-point="7" draw:end-shape="id13" draw:end-glue-point="3" svg:d="m7500 15250h1500">
          <text:p/>
        </draw:connector>
        <draw:connector draw:style-name="gr5" draw:text-style-name="P1" draw:layer="layout" svg:x1="7.5cm" svg:y1="20.25cm" svg:x2="13.5cm" svg:y2="20.25cm" draw:start-shape="id5" draw:start-glue-point="7" draw:end-shape="id14" draw:end-glue-point="3" svg:d="m7500 20250h6000">
          <text:p/>
        </draw:connector>
        <draw:custom-shape draw:style-name="gr1" draw:text-style-name="P4" draw:id="id14" draw:layer="layout" svg:width="5cm" svg:height="2cm" svg:x="13.5cm" svg:y="19.25cm">
          <text:p text:style-name="P4"><text:span text:style-name="T3">Return rule to </text:span><text:span text:style-name="T3"><text:line-break/></text:span><text:span text:style-name="T3">author for chan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0cm" svg:x2="16cm" svg:y2="19.25cm" draw:start-shape="id11" draw:start-glue-point="1" draw:end-shape="id14" svg:d="m14000 10000h2000v9250">
          <text:p/>
        </draw:connector>
        <draw:connector draw:style-name="gr5" draw:text-style-name="P1" draw:layer="layout" svg:x1="14cm" svg:y1="15.25cm" svg:x2="16cm" svg:y2="19.25cm" draw:start-shape="id13" draw:start-glue-point="1" draw:end-shape="id14" draw:end-glue-point="0" svg:d="m14000 15250h2000v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on </meta:initial-creator>
    <meta:creation-date>2012-02-28T17:55:39</meta:creation-date>
    <dc:date>2012-02-28T19:40:19</dc:date>
    <dc:creator>Leon </dc:creator>
    <meta:editing-duration>PT00H58M29S</meta:editing-duration>
    <meta:editing-cycles>4</meta:editing-cycles>
    <meta:generator>OpenOffice.org/3.2$Linux OpenOffice.org_project/320m12$Build-9483</meta:generator>
    <meta:document-statistic meta:object-count="30"/>
  </office:meta>
</office:document-meta>
</file>